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30000007536349B2F28DF41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447" officeooo:paragraph-rsid="0003b447" style:font-weight-asian="bold" style:font-weight-complex="bold"/>
    </style:style>
    <style:style style:name="P2" style:family="paragraph" style:parent-style-name="Standard">
      <style:text-properties fo:font-weight="normal" officeooo:rsid="0003b447" officeooo:paragraph-rsid="0003b447" style:font-weight-asian="normal" style:font-weight-complex="normal"/>
    </style:style>
    <style:style style:name="P3" style:family="paragraph" style:parent-style-name="Standard">
      <style:text-properties fo:font-weight="normal" officeooo:rsid="0006df58" officeooo:paragraph-rsid="0006df58" style:font-weight-asian="normal" style:font-weight-complex="normal"/>
    </style:style>
    <style:style style:name="P4" style:family="paragraph" style:parent-style-name="Standard">
      <style:text-properties fo:font-size="16pt" fo:font-weight="bold" officeooo:rsid="0003b447" officeooo:paragraph-rsid="0003b44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5pt" fo:font-weight="bold" officeooo:rsid="000812ba" officeooo:paragraph-rsid="000812b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0812ba" officeooo:paragraph-rsid="000812b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9d87b" officeooo:paragraph-rsid="0009d87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9f0fc" officeooo:paragraph-rsid="0009f0f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0bcf2b" officeooo:paragraph-rsid="000bcf2b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bcf2b" officeooo:paragraph-rsid="000bcf2b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paragraph-rsid="000812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2ccf" style:font-weight-asian="bold" style:font-weight-complex="bold"/>
    </style:style>
    <style:style style:name="T3" style:family="text">
      <style:text-properties fo:font-weight="bold" officeooo:rsid="000da14a" style:font-weight-asian="bold" style:font-weight-complex="bold"/>
    </style:style>
    <style:style style:name="T4" style:family="text">
      <style:text-properties officeooo:rsid="000bcf2b"/>
    </style:style>
    <style:style style:name="T5" style:family="text">
      <style:text-properties fo:font-size="12pt" fo:font-weight="bold" officeooo:rsid="000c2ccf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0da14a" style:font-size-asian="10.5pt" style:font-weight-asian="bold" style:font-size-complex="12pt" style:font-weight-complex="bold"/>
    </style:style>
    <style:style style:name="T7" style:family="text">
      <style:text-properties fo:font-size="12pt" fo:font-weight="normal" officeooo:rsid="000812b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da14a" style:font-size-asian="10.5pt" style:font-weight-asian="normal" style:font-size-complex="12pt" style:font-weight-complex="normal"/>
    </style:style>
    <style:style style:name="T9" style:family="text">
      <style:text-properties officeooo:rsid="000c2ccf"/>
    </style:style>
    <style:style style:name="T10" style:family="text">
      <style:text-properties officeooo:rsid="000da1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an validation</text:p>
      <text:p text:style-name="P1"/>
      <text:p text:style-name="P1">JEE approach</text:p>
      <text:p text:style-name="P2">1) <text:a xlink:type="simple" xlink:href="https://www.leveluplunch.com/java/tutorials/017-validate-spring-rest-webservice-request/" text:style-name="Internet_20_link" text:visited-style-name="Visited_20_Internet_20_Link">https://www.leveluplunch.com/java/tutorials/017-validate-spring-rest-webservice-request/</text:a></text:p>
      <text:p text:style-name="P2"/>
      <text:p text:style-name="P3">2) <text:span text:style-name="T1">Spring’s validators</text:span></text:p>
      <text:p text:style-name="P3"><text:a xlink:type="simple" xlink:href="https://www.baeldung.com/spring-mvc-custom-validator" text:style-name="Internet_20_link" text:visited-style-name="Visited_20_Internet_20_Link">https://www.baeldung.com/spring-mvc-custom-validator</text:a></text:p>
      <text:p text:style-name="P3"/>
      <text:p text:style-name="P5">URI, URL, URN</text:p>
      <text:p text:style-name="P6">Uniform resorce Identifier / Locator / Name</text:p>
      <text:p text:style-name="P8">URN – it is URI?? identifies resource in particular namespace, it gives no info how to access it – just a name.</text:p>
      <text:p text:style-name="P8">URL – it is URI?? specifies how to obtain presentation of resource.</text:p>
      <text:p text:style-name="P9"/>
      <text:p text:style-name="P9">URI syntax</text:p>
      <text:p text:style-name="P6"><draw:frame draw:style-name="fr1" draw:name="Изображение1" text:anchor-type="char" svg:width="17cm" svg:height="1.849cm" draw:z-index="0"><draw:image xlink:href="Pictures/10000000000004330000007536349B2F28DF4106.png" xlink:type="simple" xlink:show="embed" xlink:actuate="onLoad" draw:mime-type="image/png"/></draw:frame>schem<text:span text:style-name="T4">s</text:span>e: http, file, data, … </text:p>
      <text:p text:style-name="P11"><text:span text:style-name="T7">userinfo: typically &lt;username&gt;:&lt;optional password&gt;. </text:span><text:span text:style-name="T5">Characters : / ? # [ ] @ </text:span><text:span text:style-name="T6">are reserved</text:span><text:span text:style-name="T8"> and should be encoded using % like ? = %3F</text:span></text:p>
      <text:p text:style-name="P7">path: /segment1/segment2/segment3. Segment may be empty</text:p>
      <text:p text:style-name="P7">query: not strictly specified, ussually key=value &amp; key=value &amp; … Delimiter “&amp;” may be replaced by “;”(<text:span text:style-name="T1">look at matrix parameters</text:span>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26T17:32:26.710000000</dc:date>
    <meta:editing-duration>PT2H47M35S</meta:editing-duration>
    <meta:editing-cycles>7</meta:editing-cycles>
    <meta:document-statistic meta:table-count="0" meta:image-count="1" meta:object-count="0" meta:page-count="1" meta:paragraph-count="14" meta:word-count="108" meta:character-count="781" meta:non-whitespace-character-count="683"/>
  </office:meta>
</office:document-meta>
</file>